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ssageListenerContainer.processMessage( Message message ,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MessageListenerContainer.setConcurrency( String concurrenc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MessageListenerContainer.setRecoverOnException( boolean recoverOn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.sharedConnectio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ssageListenerContainer.validateConfigur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essageListenerContainer.setTaskExecutor( 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.onException( JMS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MessageListenerContainer.createListenerConsumer( final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MessageListenerContainer.do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MessageListenerContainer.setConcurrentConsumers( int concurrentConsu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MessageListenerContainer.setConnectLazily( boolean connectLaz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ssageListenerContainer.do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mpleMessageListenerContainer.initializeConsum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MessageListenerContainer.prepareSharedConnection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